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paragraph-rsid="000a8bd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8bd7" officeooo:paragraph-rsid="000a8bd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145e7" officeooo:paragraph-rsid="001145e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ahoma" fo:font-size="18pt" fo:font-weight="normal" officeooo:rsid="000a8bd7" officeooo:paragraph-rsid="000a8bd7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ahoma" fo:font-size="16pt" fo:font-weight="normal" officeooo:rsid="000a8bd7" officeooo:paragraph-rsid="000a8bd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ahoma" fo:font-size="16pt" fo:font-weight="normal" officeooo:rsid="000a8bd7" officeooo:paragraph-rsid="000d258c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ahoma" fo:font-size="16pt" fo:font-weight="bold" officeooo:rsid="000a8bd7" officeooo:paragraph-rsid="000a8bd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ahoma" fo:font-size="16pt" fo:font-weight="bold" officeooo:rsid="001145e7" officeooo:paragraph-rsid="001145e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ahoma" fo:font-size="16pt" fo:font-weight="bold" officeooo:rsid="001e5b84" officeooo:paragraph-rsid="001e5b8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ahoma" fo:font-size="12pt" fo:font-weight="normal" officeooo:rsid="000a8bd7" officeooo:paragraph-rsid="000a8bd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ahoma" fo:font-size="12pt" fo:font-weight="normal" officeooo:rsid="000d258c" officeooo:paragraph-rsid="000f0d6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ahoma" fo:font-size="12pt" fo:font-weight="normal" officeooo:rsid="0018730b" officeooo:paragraph-rsid="001a27a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ahoma" fo:font-size="14pt" fo:font-weight="bold" officeooo:rsid="001d383e" officeooo:paragraph-rsid="001d383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6b02f"/>
    </style:style>
    <style:style style:name="P15" style:family="paragraph" style:parent-style-name="Standard">
      <style:paragraph-properties fo:text-align="start" style:justify-single-word="false"/>
      <style:text-properties officeooo:rsid="0018730b" officeooo:paragraph-rsid="001a27a5"/>
    </style:style>
    <style:style style:name="P16" style:family="paragraph" style:parent-style-name="Standard">
      <style:paragraph-properties fo:margin-left="0.205cm" fo:margin-right="0cm" fo:margin-top="0.346cm" fo:margin-bottom="0cm" loext:contextual-spacing="false" fo:text-align="start" style:justify-single-word="false" fo:text-indent="0cm" style:auto-text-indent="false"/>
      <style:text-properties fo:color="#202020" style:font-name="Tahoma" fo:font-size="14pt" fo:font-weight="bold" officeooo:rsid="00130515" officeooo:paragraph-rsid="0013051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.205cm" fo:margin-right="0cm" fo:margin-top="0.346cm" fo:margin-bottom="0cm" loext:contextual-spacing="false" fo:text-align="start" style:justify-single-word="false" fo:text-indent="0cm" style:auto-text-indent="false"/>
      <style:text-properties fo:color="#202020" style:font-name="Tahoma" fo:font-size="14pt" fo:font-weight="bold" officeooo:rsid="00161d16" officeooo:paragraph-rsid="00161d1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205cm" fo:margin-right="0cm" fo:margin-top="0.346cm" fo:margin-bottom="0cm" loext:contextual-spacing="false" fo:text-align="start" style:justify-single-word="false" fo:text-indent="0cm" style:auto-text-indent="false"/>
      <style:text-properties fo:color="#202020" style:font-name="Tahoma" fo:font-size="12pt" fo:font-weight="normal" officeooo:rsid="0014d16b" officeooo:paragraph-rsid="0014d16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205cm" fo:margin-right="0cm" fo:margin-top="0.346cm" fo:margin-bottom="0cm" loext:contextual-spacing="false" fo:text-align="start" style:justify-single-word="false" fo:text-indent="0cm" style:auto-text-indent="false"/>
      <style:text-properties fo:color="#202020" style:font-name="Tahoma" fo:font-size="12pt" fo:font-weight="normal" officeooo:rsid="00161d16" officeooo:paragraph-rsid="00161d16" style:font-size-asian="12pt" style:font-weight-asian="normal" style:font-size-complex="12pt" style:font-weight-complex="normal"/>
    </style:style>
    <style:style style:name="P20" style:family="paragraph" style:parent-style-name="List_20_Contents">
      <style:text-properties fo:color="#202020" style:font-name="Tahoma" fo:font-size="14pt" fo:font-weight="bold" style:font-size-asian="14pt" style:font-weight-asian="bold" style:font-size-complex="14pt" style:font-weight-complex="bold"/>
    </style:style>
    <style:style style:name="P21" style:family="paragraph" style:parent-style-name="List_20_Contents">
      <style:text-properties fo:color="#202020" style:font-name="Tahoma" fo:font-size="14pt" fo:font-weight="bold" officeooo:rsid="001c23d7" officeooo:paragraph-rsid="001c23d7" style:font-size-asian="14pt" style:font-weight-asian="bold" style:font-size-complex="14pt" style:font-weight-complex="bold"/>
    </style:style>
    <style:style style:name="P22" style:family="paragraph" style:parent-style-name="List_20_Contents">
      <style:text-properties fo:color="#202020" style:font-name="Tahoma" fo:font-size="14pt" fo:font-weight="bold" officeooo:rsid="001c75fd" officeooo:paragraph-rsid="001c75fd" style:font-size-asian="14pt" style:font-weight-asian="bold" style:font-size-complex="14pt" style:font-weight-complex="bold"/>
    </style:style>
    <style:style style:name="P23" style:family="paragraph" style:parent-style-name="List_20_Contents">
      <style:paragraph-properties fo:margin-left="0cm" fo:margin-right="0cm" fo:text-indent="0cm" style:auto-text-indent="false"/>
      <style:text-properties fo:color="#202020" style:font-name="Tahoma" fo:font-size="14pt" fo:font-weight="bold" officeooo:rsid="001c23d7" officeooo:paragraph-rsid="001c23d7" style:font-size-asian="14pt" style:font-weight-asian="bold" style:font-size-complex="14pt" style:font-weight-complex="bold"/>
    </style:style>
    <style:style style:name="P24" style:family="paragraph" style:parent-style-name="List_20_Contents">
      <style:paragraph-properties fo:margin-left="0cm" fo:margin-right="0cm" fo:text-indent="0cm" style:auto-text-indent="false"/>
      <style:text-properties fo:color="#202020" style:font-name="Tahoma" fo:font-size="12pt" fo:font-weight="normal" officeooo:rsid="001c75fd" officeooo:paragraph-rsid="001c75fd" style:font-size-asian="10.5pt" style:font-weight-asian="normal" style:font-size-complex="12pt" style:font-weight-complex="normal"/>
    </style:style>
    <style:style style:name="P25" style:family="paragraph" style:parent-style-name="List_20_Contents">
      <style:paragraph-properties fo:margin-left="0cm" fo:margin-right="0cm" fo:text-indent="0cm" style:auto-text-indent="false"/>
      <style:text-properties fo:font-variant="normal" fo:text-transform="none" fo:color="#222222" style:font-name="Tahoma" fo:font-size="12pt" fo:letter-spacing="normal" fo:language="en" fo:country="US" fo:font-style="normal" fo:font-weight="normal" officeooo:rsid="001d383e" officeooo:paragraph-rsid="001c23d7" style:font-size-asian="10.5pt" style:font-weight-asian="normal" style:font-size-complex="12pt" style:font-weight-complex="normal"/>
    </style:style>
    <style:style style:name="P26" style:family="paragraph" style:parent-style-name="List_20_Heading">
      <style:text-properties fo:color="#202020" style:font-name="Tahoma" fo:font-size="14pt" fo:font-weight="bold" officeooo:paragraph-rsid="0022a8aa" style:font-size-asian="14pt" style:font-weight-asian="bold" style:font-size-complex="14pt" style:font-weight-complex="bold"/>
    </style:style>
    <style:style style:name="P27" style:family="paragraph" style:parent-style-name="Standard" style:list-style-name="List_20_1"/>
    <style:style style:name="P28" style:family="paragraph" style:parent-style-name="Standard" style:list-style-name="List_20_1">
      <style:text-properties style:font-name="Tahoma" fo:font-size="12pt" fo:font-weight="normal" officeooo:paragraph-rsid="001e64f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ahoma" fo:font-size="16pt" fo:font-weight="bold" officeooo:rsid="000a8bd7" officeooo:paragraph-rsid="000a8bd7" style:font-size-asian="16pt" style:font-weight-asian="bold" style:font-size-complex="16pt" style:font-weight-complex="bold"/>
    </style:style>
    <style:style style:name="P30" style:family="paragraph" style:parent-style-name="Standard" style:list-style-name="List_20_1">
      <style:paragraph-properties fo:margin-top="0.346cm" fo:margin-bottom="0cm" loext:contextual-spacing="false" fo:text-align="start" style:justify-single-word="false"/>
      <style:text-properties fo:color="#202020" style:font-name="Tahoma" fo:font-size="12pt" fo:font-weight="normal" officeooo:rsid="001e64f0" officeooo:paragraph-rsid="001e64f0" style:font-size-asian="12pt" style:font-weight-asian="normal" style:font-size-complex="12pt" style:font-weight-complex="normal"/>
    </style:style>
    <style:style style:name="P31" style:family="paragraph" style:parent-style-name="Standard" style:list-style-name="List_20_1">
      <style:paragraph-properties fo:margin-top="0.346cm" fo:margin-bottom="0cm" loext:contextual-spacing="false" fo:text-align="start" style:justify-single-word="false"/>
      <style:text-properties fo:color="#202020" style:font-name="Tahoma" fo:font-size="12pt" fo:font-weight="normal" officeooo:rsid="001fbb83" officeooo:paragraph-rsid="001fbb83" style:font-size-asian="12pt" style:font-weight-asian="normal" style:font-size-complex="12pt" style:font-weight-complex="normal"/>
    </style:style>
    <style:style style:name="P32" style:family="paragraph" style:parent-style-name="Standard" style:list-style-name="List_20_1">
      <style:paragraph-properties fo:margin-top="0.346cm" fo:margin-bottom="0cm" loext:contextual-spacing="false" fo:text-align="start" style:justify-single-word="false"/>
      <style:text-properties fo:color="#202020" style:font-name="Tahoma" fo:font-size="12pt" fo:font-weight="normal" officeooo:rsid="0014d16b" officeooo:paragraph-rsid="0014d16b" style:font-size-asian="12pt" style:font-weight-asian="normal" style:font-size-complex="12pt" style:font-weight-complex="normal"/>
    </style:style>
    <style:style style:name="P33" style:family="paragraph" style:parent-style-name="Standard" style:list-style-name="List_20_1">
      <style:paragraph-properties fo:margin-top="0.346cm" fo:margin-bottom="0cm" loext:contextual-spacing="false" fo:text-align="start" style:justify-single-word="false"/>
      <style:text-properties fo:color="#202020" style:font-name="Tahoma" fo:font-size="12pt" fo:font-weight="normal" officeooo:rsid="001e5b84" officeooo:paragraph-rsid="001e5b84" style:font-size-asian="12pt" style:font-weight-asian="normal" style:font-size-complex="12pt" style:font-weight-complex="normal"/>
    </style:style>
    <style:style style:name="P34" style:family="paragraph" style:parent-style-name="Standard" style:list-style-name="List_20_1">
      <style:paragraph-properties fo:margin-top="0.346cm" fo:margin-bottom="0cm" loext:contextual-spacing="false" fo:text-align="start" style:justify-single-word="false"/>
      <style:text-properties fo:color="#202020" style:font-name="Tahoma" fo:font-size="14pt" fo:font-weight="bold" officeooo:rsid="00130515" officeooo:paragraph-rsid="00130515" style:font-size-asian="14pt" style:font-weight-asian="bold" style:font-size-complex="14pt" style:font-weight-complex="bold"/>
    </style:style>
    <style:style style:name="P35" style:family="paragraph" style:parent-style-name="Standard" style:list-style-name="List_20_1">
      <style:paragraph-properties fo:margin-top="0.346cm" fo:margin-bottom="0cm" loext:contextual-spacing="false" fo:text-align="start" style:justify-single-word="false"/>
      <style:text-properties style:font-name="Tahoma" fo:font-size="12pt" fo:font-weight="normal" officeooo:rsid="001e5b84" officeooo:paragraph-rsid="001e5b84" style:font-size-asian="10.5pt" style:font-weight-asian="normal" style:font-size-complex="12pt" style:font-weight-complex="normal"/>
    </style:style>
    <style:style style:name="P36" style:family="paragraph" style:parent-style-name="List_20_Heading" style:list-style-name="List_20_1"/>
    <style:style style:name="P37" style:family="paragraph" style:parent-style-name="List_20_Heading" style:list-style-name="List_20_1">
      <style:text-properties style:font-name="Tahoma"/>
    </style:style>
    <style:style style:name="P38" style:family="paragraph" style:parent-style-name="List_20_Heading" style:list-style-name="List_20_1">
      <style:paragraph-properties fo:margin-top="0.346cm" fo:margin-bottom="0cm" loext:contextual-spacing="false" fo:text-align="start" style:justify-single-word="false"/>
      <style:text-properties fo:color="#202020" style:font-name="Tahoma" fo:font-size="12pt" fo:font-weight="normal" officeooo:rsid="0014d16b" officeooo:paragraph-rsid="001e64f0" style:font-size-asian="12pt" style:font-weight-asian="normal" style:font-size-complex="12pt" style:font-weight-complex="normal"/>
    </style:style>
    <style:style style:name="T1" style:family="text">
      <style:text-properties style:font-name="Tahoma"/>
    </style:style>
    <style:style style:name="T2" style:family="text">
      <style:text-properties style:font-name="Tahoma" fo:font-weight="normal" officeooo:rsid="000a8bd7" style:font-weight-asian="normal" style:font-weight-complex="normal"/>
    </style:style>
    <style:style style:name="T3" style:family="tex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ahoma" fo:font-size="12pt" fo:font-weight="normal" officeooo:rsid="000a8bd7" style:font-size-asian="12pt" style:font-weight-asian="normal" style:font-size-complex="12pt" style:font-weight-complex="normal"/>
    </style:style>
    <style:style style:name="T5" style:family="text">
      <style:text-properties style:font-name="Tahoma" fo:font-size="12pt" fo:font-weight="normal" officeooo:rsid="0018730b" style:font-size-asian="12pt" style:font-weight-asian="normal" style:font-size-complex="12pt" style:font-weight-complex="normal"/>
    </style:style>
    <style:style style:name="T6" style:family="text">
      <style:text-properties style:font-name="Tahoma" fo:font-size="12pt" fo:font-weight="normal" officeooo:rsid="001a27a5" style:font-size-asian="12pt" style:font-weight-asian="normal" style:font-size-complex="12pt" style:font-weight-complex="normal"/>
    </style:style>
    <style:style style:name="T7" style:family="text">
      <style:text-properties style:font-name="Tahoma" fo:font-size="12pt" fo:font-weight="normal" officeooo:rsid="001a27a5" style:font-size-asian="10.5pt" style:font-weight-asian="normal" style:font-size-complex="12pt" style:font-weight-complex="normal"/>
    </style:style>
    <style:style style:name="T8" style:family="text">
      <style:text-properties style:font-name="Tahoma" officeooo:rsid="000d258c"/>
    </style:style>
    <style:style style:name="T9" style:family="text">
      <style:text-properties style:font-name="Tahoma" fo:font-size="16pt" fo:font-weight="bold" officeooo:rsid="000a8bd7" style:font-size-asian="16pt" style:font-weight-asian="bold" style:font-size-complex="16pt" style:font-weight-complex="bold"/>
    </style:style>
    <style:style style:name="T10" style:family="text">
      <style:text-properties fo:font-size="12pt" fo:font-weight="normal" officeooo:rsid="001c75f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4d16b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Tahoma" fo:font-size="12pt" fo:letter-spacing="normal" fo:language="en" fo:country="US" fo:font-style="normal" fo:font-weight="normal" officeooo:rsid="001d383e" style:font-size-asian="10.5pt" style:font-weight-asian="normal" style:font-size-complex="12pt" style:font-weight-complex="normal"/>
    </style:style>
    <style:style style:name="T14" style:family="text">
      <style:text-properties officeooo:rsid="0020f624"/>
    </style:style>
    <style:style style:name="T15" style:family="text">
      <style:text-properties officeooo:rsid="002532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CSE 3063 – OBJECT ORİENTED SOFTWARE DESİGN </text:span></text:p>
      <text:p text:style-name="P4"><text:tab/></text:p>
      <text:p text:style-name="P4"><text:tab/>Monopoly Game Simulation</text:p>
      <text:p text:style-name="P4"><text:tab/>Programming Iteration #1</text:p>
      <text:p text:style-name="P5"/>
      <text:p text:style-name="P1"><text:span text:style-name="T2"><text:tab/></text:span><text:span text:style-name="T4">150116053 Eray Ayaz</text:span></text:p>
      <text:p text:style-name="P10"><text:tab/>150116012 Rahim Gün</text:p>
      <text:p text:style-name="P10"><text:tab/>150116016 Berk Köylü</text:p>
      <text:p text:style-name="P10"><text:tab/>150116055 Süleyman Barış Es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<text:soft-page-break/></text:p>
      <text:p text:style-name="P7"/>
      <text:p text:style-name="P7">About the Monopoly Game </text:p>
      <text:p text:style-name="P7"/>
      <text:p text:style-name="P14"><text:span text:style-name="T9"><text:tab/></text:span><text:span text:style-name="T5">Monopoly is the best-selling commercial board game in the world. Players compete to acquire wealt through stylized economic activity involving the buying,rental and trading </text:span></text:p>
      <text:p text:style-name="P12">of proporties using play money, as players take turns moving around the board according to the roll of dice.</text:p>
      <text:p text:style-name="P15"><text:span text:style-name="T3"><text:tab/> Players main goal is the drive to their opponents into bankrupt. Also on the board, there are diffrent kinds of cards and squares. Cards can be a sometimes chance or bad things. Squares divided into </text:span><text:span text:style-name="T6">5</text:span><text:span text:style-name="T3"> parts. These are jail, tax,go,</text:span><text:span text:style-name="T6">regular,arrested squares. Regular squares available for purchase and players can put a houses and hotels on that.</text:span></text:p>
      <text:p text:style-name="P2"><text:span text:style-name="T1"><text:tab/></text:span><text:span text:style-name="T7">The game has numerous house rules and hundreds of different editions exist,in addition to many spin-offs and related media. Monopoly has become a part of international popular culture, having been locally licensed in more than 103 countries and printed in more than 37 language.</text:span></text:p>
      <text:p text:style-name="P11"><text:tab/></text:p>
      <text:p text:style-name="P3"><text:span text:style-name="T8">A</text:span><text:span text:style-name="T1">bout the Project</text:span></text:p>
      <text:p text:style-name="P8"/>
      <text:p text:style-name="P13">Requirement Analysis</text:p>
      <text:p text:style-name="P13"><text:tab/></text:p>
      <text:list xml:id="list2045713890" text:style-name="List_20_1">
        <text:list-item>
          <text:p text:style-name="P28">Create an object-oriented based project.</text:p>
        </text:list-item>
        <text:list-item>
          <text:p text:style-name="P38">Must be suitable for first 5 Grasp Patterns.</text:p>
        </text:list-item>
        <text:list-item>
          <text:p text:style-name="P38">Provide a text based console of the Monopoly Game.</text:p>
        </text:list-item>
        <text:list-item>
          <text:p text:style-name="P38">The game should be maintable, ease of use and fast.</text:p>
        </text:list-item>
        <text:list-item>
          <text:p text:style-name="P30">The game should be play between 2-8 players.</text:p>
        </text:list-item>
        <text:list-item>
          <text:p text:style-name="P30">Players must roll the dice to move on the board</text:p>
        </text:list-item>
        <text:list-item>
          <text:p text:style-name="P30">If one player falls into jail, player must wait the 3 cycles.</text:p>
        </text:list-item>
        <text:list-item>
          <text:p text:style-name="P30">If the player runs out of money, it means that player has lost the game and the last remaining player wins the game.</text:p>
        </text:list-item>
        <text:list-item>
          <text:p text:style-name="P31">The player comes to tax square, player have to pay this money.</text:p>
        </text:list-item>
        <text:list-item>
          <text:p text:style-name="P31">The player comes to go square, player will receive the money.</text:p>
        </text:list-item>
        <text:list-item>
          <text:p text:style-name="P31">The player comes to reqular square, if that square is not taken by the other players, this player can buy the square and after player can put a houses and hotels on the square.</text:p>
        </text:list-item>
        <text:list-item>
          <text:p text:style-name="P31">Observer have to enter the required parameters.</text:p>
          <text:p text:style-name="P27"><text:line-break/></text:p>
          <text:p text:style-name="P36"><text:tab/></text:p>
        </text:list-item>
      </text:list>
      <text:p text:style-name="P8"><text:soft-page-break/></text:p>
      <text:p text:style-name="P26"><text:s/></text:p>
      <text:p text:style-name="P26">Vision </text:p>
      <text:p text:style-name="P20"/>
      <text:p text:style-name="P24"><text:tab/>Monopoly game will be a object oriented and it will use the iterative development process to maintain and create the game.</text:p>
      <text:p text:style-name="P22"/>
      <text:p text:style-name="P21"/>
      <text:p text:style-name="P23">Scope</text:p>
      <text:p text:style-name="P23"><text:tab/></text:p>
      <text:p text:style-name="P23"><text:tab/><text:span text:style-name="T10">The scope of the “Monopoly Game Project” is to create a Java based object oriented implementation of the Monopoly Board Game. </text:span><text:span text:style-name="T13">Observer should be able to simulate the game after entering the required parameters in to the file.</text:span></text:p>
      <text:p text:style-name="P25"/>
      <text:p text:style-name="P16">Glossary of Terms</text:p>
      <text:p text:style-name="P16"/>
      <text:list xml:id="list172028886781590" text:continue-numbering="true" text:style-name="List_20_1">
        <text:list-item>
          <text:p text:style-name="P37"><text:span text:style-name="T11">Board – </text:span><text:span text:style-name="T12">a </text:span><text:span text:style-name="T11">playground which has a 40 squares.</text:span></text:p>
        </text:list-item>
        <text:list-item>
          <text:p text:style-name="P34"><text:span text:style-name="T11">Die – </text:span><text:span text:style-name="T12">an object which allows the player to move around the board.</text:span></text:p>
        </text:list-item>
        <text:list-item>
          <text:p text:style-name="P32">Piece – an object which assigned to every player before the game starts.</text:p>
        </text:list-item>
        <text:list-item>
          <text:p text:style-name="P32">Square – a place where each players walks on it and also it has a specific action when on it.</text:p>
        </text:list-item>
        <text:list-item>
          <text:p text:style-name="P32">Jail – a place where players should stay for a 3 cycle when they landed the gotoJail square.</text:p>
        </text:list-item>
        <text:list-item>
          <text:p text:style-name="P32"><text:s/>Player – a person who plays the monopoly game.</text:p>
        </text:list-item>
      </text:list>
      <text:p text:style-name="P18"/>
      <text:p text:style-name="P17">StakeHolders</text:p>
      <text:p text:style-name="P17"><text:tab/><text:span text:style-name="T11">Murat Can Ganiz (Customer)</text:span></text:p>
      <text:p text:style-name="P19"><text:tab/>Serap Korkmaz (Customer)</text:p>
      <text:p text:style-name="P19"><text:tab/><text:span text:style-name="T14">Eray Ayaz (Developer)</text:span></text:p>
      <text:p text:style-name="P19"><text:tab/><text:span text:style-name="T14">Berk Köylü (Developer)</text:span></text:p>
      <text:p text:style-name="P19"><text:tab/><text:span text:style-name="T14">Rahim Gün (Developer)</text:span></text:p>
      <text:p text:style-name="P19"><text:tab/><text:span text:style-name="T14">Süleyman Barış Eser (Developer)</text:span></text:p>
      <text:p text:style-name="P19"/>
      <text:p text:style-name="P9"/>
      <text:p text:style-name="P9"/>
      <text:p text:style-name="P9"/>
      <text:p text:style-name="P9"><text:soft-page-break/></text:p>
      <text:p text:style-name="P9"/>
      <text:p text:style-name="P9">Technologies</text:p>
      <text:p text:style-name="P9"/>
      <text:list xml:id="list172029282554468" text:continue-numbering="true" text:style-name="List_20_1">
        <text:list-item>
          <text:p text:style-name="P33">IntellijIDEA</text:p>
        </text:list-item>
        <text:list-item>
          <text:p text:style-name="P33">GitLab</text:p>
        </text:list-item>
        <text:list-item>
          <text:p text:style-name="P35">J<text:span text:style-name="T15">U</text:span>nit</text:p>
        </text:list-item>
      </text:list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29:13.707000000</meta:creation-date>
    <dc:date>2019-11-08T17:20:20.322000000</dc:date>
    <meta:editing-duration>PT30M</meta:editing-duration>
    <meta:editing-cycles>10</meta:editing-cycles>
    <meta:generator>LibreOffice/6.1.4.2$Windows_X86_64 LibreOffice_project/9d0f32d1f0b509096fd65e0d4bec26ddd1938fd3</meta:generator>
    <meta:document-statistic meta:table-count="0" meta:image-count="0" meta:object-count="0" meta:page-count="4" meta:paragraph-count="55" meta:word-count="515" meta:character-count="2971" meta:non-whitespace-character-count="2489"/>
  </office:meta>
</office:document-meta>
</file>